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Table: public.datosUnificados</text:p>
      <text:p text:style-name="Standard"/>
      <text:p text:style-name="Standard">-- DROP TABLE IF EXISTS public."datosUnificados";</text:p>
      <text:p text:style-name="Standard"/>
      <text:p text:style-name="Standard">CREATE TABLE IF NOT EXISTS public."datosUnificados"</text:p>
      <text:p text:style-name="Standard">(cod_localidad VARCHAR (250),</text:p>
      <text:p text:style-name="Standard">id_provincia VARCHAR NOT NULL (250),</text:p>
      <text:p text:style-name="Standard">id_departamento VARCHAR NOT NULL (250),</text:p>
      <text:p text:style-name="Standard">categoría VARCHAR (250),</text:p>
      <text:p text:style-name="Standard">provincia VARCHAR (250),</text:p>
      <text:p text:style-name="Standard">localidad VARCHAR (250),</text:p>
      <text:p text:style-name="Standard">nombre VARCHAR (250),</text:p>
      <text:p text:style-name="Standard">domicilio VARCHAR (250),</text:p>
      <text:p text:style-name="Standard">código postal VARCHAR (250),</text:p>
      <text:p text:style-name="Standard">número de teléfono VARCHAR (250),</text:p>
      <text:p text:style-name="Standard">mail VARCHAR (250),</text:p>
      <text:p text:style-name="Standard">web VARCHAR (250),</text:p>
      <text:p text:style-name="Standard">)</text:p>
      <text:p text:style-name="Standard"/>
      <text:p text:style-name="Standard">WITH (</text:p>
      <text:p text:style-name="Standard"><text:s text:c="4"/>OIDS = FALSE</text:p>
      <text:p text:style-name="Standard">)</text:p>
      <text:p text:style-name="Standard">TABLESPACE pg_default;</text:p>
      <text:p text:style-name="Standard"/>
      <text:p text:style-name="Standard">ALTER TABLE IF EXISTS public."datosUnificados"</text:p>
      <text:p text:style-name="Standard"><text:s text:c="4"/>OWNER to postgres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00:49:13.824439534</meta:creation-date>
    <dc:date>2022-02-10T00:49:44.564087891</dc:date>
    <meta:editing-duration>PT35S</meta:editing-duration>
    <meta:editing-cycles>1</meta:editing-cycles>
    <meta:document-statistic meta:table-count="0" meta:image-count="0" meta:object-count="0" meta:page-count="1" meta:paragraph-count="22" meta:word-count="75" meta:character-count="565" meta:non-whitespace-character-count="504"/>
    <meta:generator>LibreOffice/6.0.7.3$Linux_X86_64 LibreOffice_project/00m0$Build-3</meta:generator>
  </office:meta>
</office:document-meta>
</file>